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b40b8" officeooo:paragraph-rsid="000b40b8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0b40b8" officeooo:paragraph-rsid="000b40b8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b5823" officeooo:paragraph-rsid="000b5823" style:font-size-asian="14pt" style:font-weight-asian="normal" style:font-size-complex="14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es risques du a ce type d’attaque (cross site request forgery)</text:p>
      <text:p text:style-name="P2"/>
      <text:p text:style-name="P3">La plupart de ce type d’attaque est afin de voler les données, d’identité ou bien d’argent.</text:p>
      <text:p text:style-name="P3"/>
      <text:p text:style-name="P3">Conséquence personnel :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07T15:49:26.105000000</meta:creation-date>
    <dc:date>2021-10-07T16:19:31.454000000</dc:date>
    <meta:editing-duration>PT19M55S</meta:editing-duration>
    <meta:editing-cycles>1</meta:editing-cycles>
    <meta:document-statistic meta:table-count="0" meta:image-count="0" meta:object-count="0" meta:page-count="1" meta:paragraph-count="3" meta:word-count="30" meta:character-count="178" meta:non-whitespace-character-count="150"/>
    <meta:generator>LibreOffice/6.2.4.2$Windows_X86_64 LibreOffice_project/2412653d852ce75f65fbfa83fb7e7b669a126d64</meta:generator>
  </office:meta>
</office:document-meta>
</file>